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F000000333FB43A2B.png"/>
  <manifest:file-entry manifest:media-type="image/png" manifest:full-path="Pictures/10000000000001C20000013EB15293FB.png"/>
  <manifest:file-entry manifest:media-type="image/png" manifest:full-path="Pictures/100002010000008000000080AFD92C1E.png"/>
  <manifest:file-entry manifest:media-type="image/png" manifest:full-path="Pictures/100000000000034300000217822642AB.png"/>
  <manifest:file-entry manifest:media-type="image/gif" manifest:full-path="Pictures/10000006000000820000005060F45DE8.gif"/>
  <manifest:file-entry manifest:media-type="image/png" manifest:full-path="Pictures/1000020100000080000000806D1EBB58.png"/>
  <manifest:file-entry manifest:media-type="image/png" manifest:full-path="Pictures/10000000000001F400000128A62FFA7C.png"/>
  <manifest:file-entry manifest:media-type="image/png" manifest:full-path="Pictures/10000000000001C2000001510ACB00E6.png"/>
  <manifest:file-entry manifest:media-type="image/png" manifest:full-path="Pictures/10000201000000BC0000003C253EE3F6.png"/>
  <manifest:file-entry manifest:media-type="image/png" manifest:full-path="Pictures/1000000000000269000001BE7D89B498.png"/>
  <manifest:file-entry manifest:media-type="image/png" manifest:full-path="Pictures/1000020100000080000000804D0B94CD.png"/>
  <manifest:file-entry manifest:media-type="image/png" manifest:full-path="Pictures/10000000000001BB000000A465625138.png"/>
  <manifest:file-entry manifest:media-type="image/png" manifest:full-path="Pictures/10000000000003E3000002198812A68E.png"/>
  <manifest:file-entry manifest:media-type="image/png" manifest:full-path="Pictures/10000000000001C2000001116922A993.png"/>
  <manifest:file-entry manifest:media-type="image/png" manifest:full-path="Pictures/100002010000008000000080D78A8A9C.png"/>
  <manifest:file-entry manifest:media-type="image/png" manifest:full-path="Pictures/10000201000000800000008082BC041F.png"/>
  <manifest:file-entry manifest:media-type="image/png" manifest:full-path="Pictures/10000000000003B60000021334D8F24F.png"/>
  <manifest:file-entry manifest:media-type="image/png" manifest:full-path="Pictures/10000201000000600000006039D2E70A.png"/>
  <manifest:file-entry manifest:media-type="image/png" manifest:full-path="Pictures/100002010000008000000080D453B675.png"/>
  <manifest:file-entry manifest:media-type="image/png" manifest:full-path="Pictures/1000000000000492000003A1743AEC88.png"/>
  <manifest:file-entry manifest:media-type="image/jpeg" manifest:full-path="Pictures/100000000000007400000059B1E80591.jpg"/>
  <manifest:file-entry manifest:media-type="image/png" manifest:full-path="Pictures/100000000000011A0000005A43181256.png"/>
  <manifest:file-entry manifest:media-type="image/png" manifest:full-path="Pictures/10000000000000200000002000309F1C.png"/>
  <manifest:file-entry manifest:media-type="image/png" manifest:full-path="Pictures/1000000000000267000001C1D6D70D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graphic-properties svg:stroke-color="#ffffff" draw:fill="solid" draw:fill-color="#333333"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0" style:family="graphic" style:parent-style-name="standard">
      <style:graphic-properties draw:stroke="solid" draw:stroke-dash="Ultrafine_20_Dashed"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1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graphic-properties draw:stroke="dash" draw:stroke-dash="Fine_20_Dashed_20__28_var_29_"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24" style:family="graphic" style:parent-style-name="standard" style:list-style-name="L1">
      <style:graphic-properties draw:stroke="none"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Ultrafine_20_Dashed"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332cm" fo:min-width="0.53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cm" fo:min-width="2.37cm"/>
    </style:style>
    <style:style style:name="gr35" style:family="graphic" style:parent-style-name="standard">
      <style:graphic-properties draw:stroke="solid" draw:stroke-dash="Ultrafine_20_Dashed" svg:stroke-width="0.1cm" svg:stroke-color="#666666" draw:fill="none" draw:textarea-vertical-align="middle" draw:auto-grow-height="false" fo:min-height="0.749cm" fo:min-width="0.499cm" fo:padding-top="0.175cm" fo:padding-bottom="0.175cm" fo:padding-left="0.3cm" fo:padding-right="0.3cm"/>
    </style:style>
    <style:style style:name="gr3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207cm" fo:min-width="2.322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graphic-properties svg:stroke-color="#ffffff" draw:fill="solid" draw:fill-color="#4c4c4c" draw:textarea-horizontal-align="justify" draw:textarea-vertical-align="middle" draw:auto-grow-height="false"/>
    </style:style>
    <style:style style:name="gr46" style:family="graphic" style:parent-style-name="standard">
      <style:graphic-properties draw:fill="solid" draw:fill-color="#cccccc" draw:textarea-vertical-align="middle" draw:auto-grow-height="false" fo:min-height="0.749cm" fo:min-width="0.499cm"/>
    </style:style>
    <style:style style:name="gr47" style:family="graphic" style:parent-style-name="standard">
      <style:graphic-properties draw:fill="solid" draw:fill-color="#c0c0c0" draw:textarea-vertical-align="middle" draw:auto-grow-height="false" fo:min-height="0.749cm" fo:min-width="0.499cm"/>
    </style:style>
    <style:style style:name="gr48" style:family="graphic" style:parent-style-name="standard">
      <style:graphic-properties draw:stroke="none" svg:stroke-color="#000000" draw:fill="none" draw:fill-color="#ffffff" draw:textarea-horizontal-align="left" draw:auto-grow-height="true" draw:auto-grow-width="false" fo:min-height="1.695cm" fo:min-width="4.389cm"/>
    </style:style>
    <style:style style:name="gr49" style:family="graphic" style:parent-style-name="standard">
      <style:graphic-properties draw:fill="solid" draw:fill-color="#198a8a"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false" fo:min-height="1.534cm" fo:min-width="2.446cm"/>
    </style:style>
    <style:style style:name="gr51" style:family="graphic" style:parent-style-name="standard">
      <style:graphic-properties draw:fill="solid" draw:fill-color="#006b6b" draw:textarea-horizontal-align="justify" draw:textarea-vertical-align="middle" draw:auto-grow-height="false"/>
    </style:style>
    <style:style style:name="gr52" style:family="graphic" style:parent-style-name="standard">
      <style:graphic-properties draw:stroke="none" svg:stroke-color="#000000" draw:fill="none" draw:fill-color="#ffffff" draw:textarea-horizontal-align="left" draw:auto-grow-height="true" draw:auto-grow-width="false" fo:min-height="1.533cm" fo:min-width="2.088cm"/>
    </style:style>
    <style:style style:name="gr53" style:family="graphic" style:parent-style-name="standard">
      <style:graphic-properties draw:fill="solid" draw:fill-color="#004a4a" draw:textarea-horizontal-align="justify" draw:textarea-vertical-align="middle" draw:auto-grow-height="false"/>
    </style:style>
    <style:style style:name="gr54" style:family="graphic" style:parent-style-name="standard">
      <style:graphic-properties draw:stroke="none" svg:stroke-color="#000000" draw:fill="none" draw:fill-color="#ffffff" draw:textarea-horizontal-align="left" draw:auto-grow-height="true" draw:auto-grow-width="false" fo:min-height="1.533cm" fo:min-width="3.469cm"/>
    </style:style>
    <style:style style:name="gr55"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graphic-properties svg:stroke-width="0.1cm" svg:stroke-color="#b3b3b3" draw:marker-start-width="0.35cm" draw:marker-end="Arrow" draw:marker-end-width="0.45cm" draw:textarea-horizontal-align="center" draw:textarea-vertical-align="middle" fo:padding-top="0.175cm" fo:padding-bottom="0.175cm" fo:padding-left="0.3cm" fo:padding-right="0.3cm"/>
    </style:style>
    <style:style style:name="gr57"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59"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60"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list-style-name="L3">
      <style:graphic-properties draw:fill-color="#ffffff" fo:min-height="16.136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outline1">
      <style:graphic-properties draw:fill-color="#ffffff" fo:min-height="13.527cm"/>
    </style:style>
    <style:style style:name="pr6" style:family="presentation" style:parent-style-name="Predeterminado-title">
      <style:graphic-properties svg:stroke-width="0.1cm" draw:marker-start-width="0.35cm" draw:marker-end-width="0.35cm" draw:fill-color="#ffffff" draw:auto-grow-height="true" fo:min-height="2.377cm"/>
    </style:style>
    <style:style style:name="pr7" style:family="presentation" style:parent-style-name="Predeterminado-notes">
      <style:graphic-properties draw:fill-color="#ffffff" fo:min-height="13.114cm"/>
    </style:style>
    <style:style style:name="pr8" style:family="presentation" style:parent-style-name="Predeterminado-title">
      <style:graphic-properties draw:fill-color="#ffffff" fo:min-height="2.126cm"/>
    </style:style>
    <style:style style:name="pr9" style:family="presentation" style:parent-style-name="Predeterminado-outline1">
      <style:graphic-properties draw:fill-color="#ffffff" draw:auto-grow-height="true" fo:min-height="13.778cm"/>
    </style:style>
    <style:style style:name="pr10"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text:enable-numbering="true" fo:text-indent="-0.9cm"/>
    </style:style>
    <style:style style:name="P8" style:family="paragraph">
      <style:paragraph-properties fo:margin-left="2.4cm" fo:margin-right="0cm" text:enable-numbering="true" fo:text-indent="-0.8cm"/>
    </style:style>
    <style:style style:name="P9" style:family="paragraph">
      <style:paragraph-properties fo:margin-left="1.2cm" fo:margin-right="0cm" fo:text-indent="-0.9cm"/>
    </style:style>
    <style:style style:name="P10" style:family="paragraph">
      <style:paragraph-properties fo:margin-left="2.4cm" fo:margin-right="0cm" fo:text-indent="-0.8cm"/>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text:enable-numbering="false" fo:text-indent="-0.9cm"/>
    </style:style>
    <style:style style:name="P13" style:family="paragraph">
      <style:paragraph-properties fo:margin-left="3.6cm" fo:margin-right="0cm" fo:text-indent="-0.6cm"/>
    </style:style>
    <style:style style:name="P14" style:family="paragraph">
      <style:text-properties fo:font-family="'Bitstream Vera Sans'" style:font-family-generic="swiss" style:font-pitch="variable" fo:font-size="12pt" fo:font-weight="bold"/>
    </style:style>
    <style:style style:name="P1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6"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7"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0"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1"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2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2" style:family="paragraph">
      <style:paragraph-properties fo:margin-left="0cm" fo:margin-right="0cm" fo:text-indent="0cm"/>
      <style:text-properties fo:font-family="'Bitstream Vera Sans'" style:font-family-generic="swiss" style:font-pitch="variable" fo:font-size="14pt" fo:font-weight="bold"/>
    </style:style>
    <style:style style:name="P23" style:family="paragraph">
      <style:paragraph-properties fo:margin-left="0cm" fo:margin-right="0cm" fo:text-indent="0cm"/>
      <style:text-properties fo:font-size="20pt" fo:font-weight="bold"/>
    </style:style>
    <style:style style:name="P24" style:family="paragraph">
      <style:paragraph-properties fo:margin-left="0cm" fo:margin-right="0cm" fo:text-indent="0cm"/>
      <style:text-properties fo:font-size="16pt" fo:font-weight="bold"/>
    </style:style>
    <style:style style:name="P25" style:family="paragraph">
      <style:paragraph-properties fo:margin-left="0cm" fo:margin-right="0cm" fo:text-indent="0cm"/>
      <style:text-properties fo:color="#e6e6ff" fo:font-size="16pt" fo:font-weight="bold"/>
    </style:style>
    <style:style style:name="P26" style:family="paragraph">
      <style:paragraph-properties fo:margin-left="0cm" fo:margin-right="0cm" fo:text-indent="0cm"/>
      <style:text-properties fo:font-size="16pt"/>
    </style:style>
    <style:style style:name="P27" style:family="paragraph">
      <style:text-properties fo:font-weight="bold"/>
    </style:style>
    <style:style style:name="P28" style:family="paragraph">
      <style:paragraph-properties fo:margin-left="1.2cm" fo:margin-right="0cm" text:enable-numbering="false" fo:text-indent="-0.9cm"/>
      <style:text-properties fo:color="#0000ff" fo:font-size="40pt" style:text-underline-style="none"/>
    </style:style>
    <style:style style:name="T1" style:family="text">
      <style:text-properties fo:font-size="36pt" fo:font-weight="bold"/>
    </style:style>
    <style:style style:name="T2" style:family="text">
      <style:text-properties fo:font-size="44pt" fo:font-weight="bold"/>
    </style:style>
    <style:style style:name="T3" style:family="text">
      <style:text-properties fo:color="#000000" fo:font-weight="bold"/>
    </style:style>
    <style:style style:name="T4" style:family="text">
      <style:text-properties style:text-underline-style="none"/>
    </style:style>
    <style:style style:name="T5" style:family="text">
      <style:text-properties fo:font-size="24pt" style:text-underline-style="none"/>
    </style:style>
    <style:style style:name="T6" style:family="text">
      <style:text-properties fo:font-family="'Bitstream Vera Sans'" style:font-family-generic="swiss" style:font-pitch="variable" fo:font-size="12pt" fo:font-weight="bold"/>
    </style:style>
    <style:style style:name="T7"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fo:font-family="'Bitstream Vera Sans'" style:font-family-generic="swiss" style:font-pitch="variable" fo:font-size="12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9" style:family="text">
      <style:text-properties fo:font-family="'Bitstream Vera Sans'" style:font-family-generic="swiss" style:font-pitch="variable" fo:font-size="14pt" fo:font-weight="bold"/>
    </style:style>
    <style:style style:name="T10" style:family="text">
      <style:text-properties fo:font-size="20pt" fo:font-weight="bold"/>
    </style:style>
    <style:style style:name="T11" style:family="text">
      <style:text-properties fo:font-size="16pt"/>
    </style:style>
    <style:style style:name="T12" style:family="text">
      <style:text-properties fo:font-size="16pt" fo:font-weight="bold"/>
    </style:style>
    <style:style style:name="T13" style:family="text">
      <style:text-properties fo:font-weight="bold"/>
    </style:style>
    <style:style style:name="T14" style:family="text">
      <style:text-properties fo:font-size="20pt"/>
    </style:style>
    <style:style style:name="T15" style:family="text">
      <style:text-properties fo:color="#ffff00" fo:font-size="40pt"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1">
        <office:forms form:automatic-focus="false" form:apply-design-mode="false"/>
        <draw:frame draw:style-name="gr1" draw:text-style-name="P2" draw:layer="layout" svg:width="23.487cm" svg:height="4.357cm" svg:x="1.84cm" svg:y="7.168cm">
          <draw:text-box>
            <text:p text:style-name="P1"><text:span text:style-name="T1"><text:tab/></text:span><text:span text:style-name="T1">Construyendo soluciones Web con </text:span><text:span text:style-name="T2">SIU-Toba</text:span></text:p>
          </draw:text-box>
        </draw:frame>
        <draw:g>
          <draw:custom-shape draw:style-name="gr2" draw:text-style-name="P3" draw:layer="layout" svg:width="22.86cm" svg:height="3.135cm" svg:x="2.54cm" svg:y="16.615cm">
            <text:p text:style-name="P4"/>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text:style-name="P4"/>
            </draw:image>
          </draw:frame>
          <draw:frame draw:style-name="gr4" draw:text-style-name="P5" draw:layer="layout" svg:width="13.369cm" svg:height="2.384cm" svg:x="2.605cm" svg:y="17.25cm">
            <draw:text-box>
              <text:p text:style-name="P4"><text:span text:style-name="T3">Juan Bordón <text:s text:c="13"/>jbordon@siu.edu.ar</text:span></text:p>
              <text:p text:style-name="P4"><text:span text:style-name="T3">Sebastián Marconi</text:span><text:span text:style-name="T3"><text:tab/></text:span><text:span text:style-name="T3"> smarconi@siu.edu.ar</text:span></text:p>
              <text:p text:style-name="P4"><text:span text:style-name="T3"><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Ideas globales:</text:p>
              <text:p text:style-name="P6"/>
              <text:p text:style-name="P6">Mostrar el framework sin explicarlo ni describirlo</text:p>
            </draw:text-box>
          </draw:frame>
        </presentation:notes>
      </draw:page>
      <draw:page draw:name="page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ext:p>
          </draw:text-box>
        </draw:frame>
        <draw:frame presentation:style-name="pr3" draw:text-style-name="P7" draw:layer="layout" svg:width="25.092cm" svg:height="16.136cm" svg:x="1.569cm" svg:y="4.19cm" presentation:class="outline" presentation:user-transformed="true">
          <draw:text-box>
            <text:list text:style-name="L3">
              <text:list-item>
                <text:p text:id="id8" text:style-name="P7"><text:span text:style-name="T4">Desarrolla soluciones informáticas para el Sistema Universitario</text:span></text:p>
              </text:list-item>
            </text:list>
            <text:list text:style-name="L3">
              <text:list-item>
                <text:p text:id="id9" text:style-name="P7"><text:span text:style-name="T4">Dos consumidores principales</text:span></text:p>
              </text:list-item>
            </text:list>
            <text:list text:style-name="L3">
              <text:list-item>
                <text:list>
                  <text:list-item>
                    <text:p text:id="id10" text:style-name="P8"><text:span text:style-name="T5">Gestión universitaria: Fuertes requisitos en Ing. Software</text:span></text:p>
                  </text:list-item>
                </text:list>
              </text:list-item>
            </text:list>
            <text:list text:style-name="L3">
              <text:list-item>
                <text:list>
                  <text:list-item>
                    <text:p text:id="id11" text:style-name="P8"><text:span text:style-name="T5">Secretaría: Fines específicos, desarrollo rápido e incremental</text:span></text:p>
                  </text:list-item>
                </text:list>
              </text:list-item>
            </text:list>
            <text:list text:style-name="L3">
              <text:list-item>
                <text:p text:id="id12" text:style-name="P7"><text:span text:style-name="T4">Sistemas transaccionales, enfocados en registrar y procesar información y sistemas de toma de decisiones</text:span></text:p>
              </text:list-item>
            </text:list>
            <text:list text:style-name="L3">
              <text:list-item>
                <text:p text:id="id13" text:style-name="P7">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3"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oba?</text:p>
          </draw:text-box>
        </draw:frame>
        <draw:frame presentation:style-name="pr5" draw:text-style-name="P9" draw:layer="layout" svg:width="25.092cm" svg:height="13.527cm" svg:x="1.399cm" svg:y="5.001cm" presentation:class="outline" presentation:user-transformed="true">
          <draw:text-box>
            <text:list text:style-name="L3">
              <text:list-item>
                <text:p text:id="id14" text:style-name="P9"><text:s/>Es un ambiente de desarrollo web</text:p>
              </text:list-item>
            </text:list>
            <text:list text:style-name="L3">
              <text:list-item>
                <text:list>
                  <text:list-item>
                    <text:p text:id="id15" text:style-name="P10">Posee un entorno gráfico de edición (IDE) </text:p>
                  </text:list-item>
                </text:list>
              </text:list-item>
            </text:list>
            <text:list text:style-name="L3">
              <text:list-item>
                <text:list>
                  <text:list-item>
                    <text:p text:id="id16" text:style-name="P10">Abarca distintos aspectos involucrados en la construcción de aplicaciones</text:p>
                  </text:list-item>
                </text:list>
              </text:list-item>
            </text:list>
            <text:list text:style-name="L3">
              <text:list-item>
                <text:list>
                  <text:list-item>
                    <text:p text:id="id17" text:style-name="P10">Arquitectura basada en definición de componentes</text:p>
                  </text:list-item>
                </text:list>
              </text:list-item>
            </text:list>
            <text:list text:style-name="L3">
              <text:list-item>
                <text:list>
                  <text:list-item>
                    <text:p text:id="id18" text:style-name="P10">Enfocado en sistemas transaccionales</text:p>
                  </text:list-item>
                </text:list>
              </text:list-item>
            </text:list>
            <text:list text:style-name="L3">
              <text:list-item>
                <text:p text:id="id19" text:style-name="P9">Disponible con una licencia libre</text:p>
              </text:list-item>
            </text:list>
            <text:list text:style-name="L3">
              <text:list-item>
                <text:p text:id="id20" text:style-name="P9">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4" draw:text-style-name="P11" draw:layer="layout" svg:width="16.799cm" svg:height="13.365cm" svg:x="2.1cm" svg:y="14.107cm" presentation:class="notes" presentation:placeholder="true">
            <draw:text-box/>
          </draw:frame>
        </presentation:notes>
      </draw:page>
      <draw:page draw:name="page4"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3.527cm" svg:x="1.399cm" svg:y="5.001cm" presentation:class="outline" presentation:user-transformed="true">
          <draw:text-box>
            <text:list text:style-name="L3">
              <text:list-item>
                <text:p text:id="id21" text:style-name="P12">Posee una arquitectura de componentes </text:p>
              </text:list-item>
            </text:list>
            <text:list text:style-name="L3">
              <text:list-item>
                <text:list>
                  <text:list-item>
                    <text:p text:id="id22" text:style-name="P10">Separación en capas </text:p>
                  </text:list-item>
                </text:list>
              </text:list-item>
            </text:list>
            <text:list text:style-name="L3">
              <text:list-item>
                <text:list>
                  <text:list-item>
                    <text:list>
                      <text:list-item>
                        <text:p text:id="id23" text:style-name="P13">controles gráficos</text:p>
                      </text:list-item>
                    </text:list>
                  </text:list-item>
                </text:list>
              </text:list-item>
            </text:list>
            <text:list text:style-name="L3">
              <text:list-item>
                <text:list>
                  <text:list-item>
                    <text:list>
                      <text:list-item>
                        <text:p text:id="id24" text:style-name="P13">comportamiento</text:p>
                      </text:list-item>
                    </text:list>
                  </text:list-item>
                </text:list>
              </text:list-item>
            </text:list>
            <text:list text:style-name="L3">
              <text:list-item>
                <text:list>
                  <text:list-item>
                    <text:list>
                      <text:list-item>
                        <text:p text:id="id25" text:style-name="P13">persistencia</text:p>
                      </text:list-item>
                    </text:list>
                  </text:list-item>
                </text:list>
              </text:list-item>
            </text:list>
            <text:list text:style-name="L3">
              <text:list-item>
                <text:list>
                  <text:list-item>
                    <text:p text:id="id26" text:style-name="P10">Validaciones predefinidas</text:p>
                  </text:list-item>
                </text:list>
              </text:list-item>
            </text:list>
            <text:list text:style-name="L3">
              <text:list-item>
                <text:list>
                  <text:list-item>
                    <text:p text:id="id27" text:style-name="P10">Comportamientos AJAX predefinidos</text:p>
                  </text:list-item>
                </text:list>
              </text:list-item>
            </text:list>
            <text:list text:style-name="L3">
              <text:list-item>
                <text:list>
                  <text:list-item>
                    <text:p text:id="id28" text:style-name="P10">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5" draw:layer="layout" svg:width="14.848cm" svg:height="11.135cm" svg:x="3.075cm" svg:y="2.257cm" draw:page-number="4" presentation:class="page"/>
          <draw:frame presentation:style-name="pr4" draw:text-style-name="P6" draw:layer="layout" svg:width="16.799cm" svg:height="13.365cm" svg:x="2.1cm" svg:y="14.107cm" presentation:class="notes" presentation:placeholder="true">
            <draw:text-box/>
          </draw:frame>
        </presentation:notes>
      </draw:page>
      <draw:page draw:name="page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4.902cm" svg:x="1.399cm" svg:y="5.001cm" presentation:class="outline" presentation:user-transformed="true">
          <draw:text-box>
            <text:list text:style-name="L3">
              <text:list-item>
                <text:p text:id="id29" text:style-name="P9">Minimiza la programación</text:p>
              </text:list-item>
            </text:list>
            <text:list text:style-name="L3">
              <text:list-item>
                <text:list>
                  <text:list-item>
                    <text:p text:id="id30" text:style-name="P10">Permite focalizarse en la lógica de negocio</text:p>
                  </text:list-item>
                </text:list>
              </text:list-item>
            </text:list>
            <text:list text:style-name="L3">
              <text:list-item>
                <text:list>
                  <text:list-item>
                    <text:p text:id="id31" text:style-name="P10">Oculta complejidad tecnologías web</text:p>
                  </text:list-item>
                </text:list>
              </text:list-item>
            </text:list>
            <text:list text:style-name="L3">
              <text:list-item>
                <text:list>
                  <text:list-item>
                    <text:p text:id="id32" text:style-name="P10">Reduce curva de aprendizaje</text:p>
                  </text:list-item>
                </text:list>
              </text:list-item>
            </text:list>
            <text:list text:style-name="L3">
              <text:list-item>
                <text:p text:id="id33" text:style-name="P9">Abarca todos los aspectos involucrados en la construcción de aplicaciones</text:p>
              </text:list-item>
            </text:list>
            <text:list text:style-name="L3">
              <text:list-item>
                <text:list>
                  <text:list-item>
                    <text:p text:id="id34" text:style-name="P10">Administración de usuarios y permisos</text:p>
                  </text:list-item>
                </text:list>
              </text:list-item>
            </text:list>
            <text:list text:style-name="L3">
              <text:list-item>
                <text:list>
                  <text:list-item>
                    <text:p text:id="id35" text:style-name="P10">Construcción de menues</text:p>
                  </text:list-item>
                </text:list>
              </text:list-item>
            </text:list>
            <text:list text:style-name="L3">
              <text:list-item>
                <text:list>
                  <text:list-item>
                    <text:p text:id="id36" text:style-name="P10">Manejo de errores y mensajes</text:p>
                  </text:list-item>
                </text:list>
              </text:list-item>
            </text:list>
            <text:list text:style-name="L3">
              <text:list-item>
                <text:list>
                  <text:list-item>
                    <text:p text:id="id37" text:style-name="P10">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5" draw:layer="layout" svg:width="14.848cm" svg:height="11.135cm" svg:x="3.075cm" svg:y="2.257cm" draw:page-number="5" presentation:class="page"/>
          <draw:frame presentation:style-name="pr4" draw:text-style-name="P6" draw:layer="layout" svg:width="16.799cm" svg:height="13.365cm" svg:x="2.1cm" svg:y="14.107cm" presentation:class="notes" presentation:placeholder="true">
            <draw:text-box/>
          </draw:frame>
        </presentation:notes>
      </draw:page>
      <draw:page draw:name="page6" draw:style-name="dp3" draw:master-page-name="Predeterminado" presentation:presentation-page-layout-name="AL2T19">
        <office:forms form:automatic-focus="false" form:apply-design-mode="false"/>
        <draw:g draw:id="id45">
          <draw:custom-shape draw:style-name="gr6" draw:text-style-name="P3" draw:layer="layout" svg:width="9.525cm" svg:height="10.16cm" svg:x="14.605cm" svg:y="6.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4" draw:layer="layout" svg:width="2.94cm" svg:height="0.747cm" svg:x="17.98cm" svg:y="16.398cm">
            <draw:text-box>
              <text:p text:style-name="P4"><text:span text:style-name="T6">SERVIDOR</text:span></text:p>
            </draw:text-box>
          </draw:frame>
        </draw:g>
        <draw:frame draw:style-name="gr3" draw:text-style-name="P3" draw:id="id52" draw:layer="layout" svg:width="3.124cm" svg:height="2.54cm" svg:x="23.495cm" svg:y="10.16cm">
          <draw:image xlink:href="Pictures/10000000000001C2000001116922A993.png" xlink:type="simple" xlink:show="embed" xlink:actuate="onLoad">
            <text:p text:style-name="P4"/>
          </draw:image>
        </draw:frame>
        <draw:frame presentation:style-name="pr6" draw:text-style-name="P4" draw:layer="layout" svg:width="25.992cm" svg:height="2.377cm" svg:x="0.999cm" svg:y="0.8cm" presentation:class="title" presentation:user-transformed="true">
          <draw:text-box>
            <text:p text:style-name="P4">¿Cómo funciona?</text:p>
          </draw:text-box>
        </draw:frame>
        <draw:g draw:id="id38">
          <draw:custom-shape draw:style-name="gr8" draw:text-style-name="P15" draw:layer="layout" svg:width="4.21cm" svg:height="4.645cm" svg:x="1.3cm" svg:y="8.65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9" draw:text-style-name="P15" draw:layer="layout" svg:width="2.975cm" svg:height="2.282cm" svg:x="1.935cm" svg:y="9.925cm">
            <draw:image xlink:href="Pictures/100000000000007400000059B1E80591.jpg" xlink:type="simple" xlink:show="embed" xlink:actuate="onLoad">
              <text:p text:style-name="P4"/>
            </draw:image>
          </draw:frame>
        </draw:g>
        <draw:polyline draw:style-name="gr10" draw:text-style-name="P3" draw:id="id40" draw:layer="layout" svg:width="3.174cm" svg:height="0cm" svg:x="6.55cm" svg:y="7.59cm" svg:viewBox="0 0 3175 0" draw:points="0,0 3175,0">
          <text:p text:style-name="P4"/>
        </draw:polyline>
        <draw:g draw:id="id1">
          <draw:frame draw:style-name="gr11" draw:text-style-name="P16" draw:layer="layout" svg:width="1.805cm" svg:height="1.805cm" svg:x="4.719cm" svg:y="6.85cm">
            <draw:image xlink:href="Pictures/100002010000008000000080D453B675.png" xlink:type="simple" xlink:show="embed" xlink:actuate="onLoad">
              <text:p text:style-name="P4"/>
            </draw:image>
          </draw:frame>
          <draw:frame draw:style-name="gr12" draw:text-style-name="P18" draw:layer="layout" svg:width="2.187cm" svg:height="0.831cm" svg:x="4.545cm" svg:y="6.128cm">
            <draw:text-box>
              <text:p text:style-name="P17"><text:span text:style-name="T7">Editor</text:span></text:p>
            </draw:text-box>
          </draw:frame>
        </draw:g>
        <draw:frame draw:style-name="gr13" draw:text-style-name="P3" draw:id="id50" draw:layer="layout" svg:width="3.334cm" svg:height="2.052cm" svg:x="19.785cm" svg:y="9.217cm">
          <draw:image xlink:href="Pictures/10000006000000820000005060F45DE8.gif" xlink:type="simple" xlink:show="embed" xlink:actuate="onLoad">
            <text:p text:style-name="P4"/>
          </draw:image>
        </draw:frame>
        <draw:polyline draw:style-name="gr10" draw:text-style-name="P3" draw:id="id42" draw:layer="layout" svg:width="3.174cm" svg:height="0cm" svg:x="6.785cm" svg:y="14.835cm" svg:viewBox="0 0 3175 0" draw:points="0,0 3175,0">
          <text:p text:style-name="P4"/>
        </draw:polyline>
        <draw:g draw:id="id39">
          <draw:frame draw:style-name="gr14" draw:text-style-name="P19" draw:layer="layout" svg:width="2.997cm" svg:height="1.585cm" svg:x="4.21cm" svg:y="13.78cm">
            <draw:image xlink:href="Pictures/100002010000005F000000333FB43A2B.png" xlink:type="simple" xlink:show="embed" xlink:actuate="onLoad">
              <text:p text:style-name="P4"/>
            </draw:image>
          </draw:frame>
          <draw:frame draw:style-name="gr15" draw:text-style-name="P18" draw:layer="layout" svg:width="2.187cm" svg:height="0.831cm" svg:x="4.698cm" svg:y="15.24cm">
            <draw:text-box>
              <text:p text:style-name="P17"><text:span text:style-name="T7">Editor</text:span></text:p>
            </draw:text-box>
          </draw:frame>
        </draw:g>
        <draw:g draw:id="id41">
          <draw:g>
            <draw:frame draw:style-name="gr16" draw:text-style-name="P19" draw:layer="layout" svg:width="1.905cm" svg:height="1.905cm" svg:x="10.66cm" svg:y="7.455cm">
              <draw:image xlink:href="Pictures/10000201000000600000006039D2E70A.png" xlink:type="simple" xlink:show="embed" xlink:actuate="onLoad">
                <text:p text:style-name="P4"/>
              </draw:image>
            </draw:frame>
            <draw:frame draw:style-name="gr17" draw:text-style-name="P19" draw:layer="layout" svg:width="1.905cm" svg:height="1.905cm" svg:x="9.895cm" svg:y="6.955cm">
              <draw:image xlink:href="Pictures/1000020100000080000000804D0B94CD.png" xlink:type="simple" xlink:show="embed" xlink:actuate="onLoad">
                <text:p text:style-name="P4"/>
              </draw:image>
            </draw:frame>
          </draw:g>
          <draw:frame draw:style-name="gr18" draw:text-style-name="P18" draw:layer="layout" svg:width="3.501cm" svg:height="0.831cm" svg:x="9.545cm" svg:y="6.267cm">
            <draw:text-box>
              <text:p text:style-name="P17"><text:span text:style-name="T7">Metadatos</text:span></text:p>
            </draw:text-box>
          </draw:frame>
        </draw:g>
        <draw:g draw:id="id43">
          <draw:g draw:id="id2">
            <draw:frame draw:style-name="gr19" draw:text-style-name="P19" draw:layer="layout" svg:width="1.905cm" svg:height="1.886cm" svg:x="10.395cm" svg:y="13.53cm">
              <draw:image xlink:href="Pictures/1000020100000080000000806D1EBB58.png" xlink:type="simple" xlink:show="embed" xlink:actuate="onLoad">
                <text:p text:style-name="P4"/>
              </draw:image>
            </draw:frame>
            <draw:frame draw:style-name="gr20" draw:text-style-name="P19" draw:layer="layout" svg:width="1.905cm" svg:height="1.886cm" svg:x="10.296cm" svg:y="13.33cm">
              <draw:image xlink:href="Pictures/1000020100000080000000806D1EBB58.png" xlink:type="simple" xlink:show="embed" xlink:actuate="onLoad">
                <text:p text:style-name="P4"/>
              </draw:image>
            </draw:frame>
            <draw:frame draw:style-name="gr21" draw:text-style-name="P19" draw:layer="layout" svg:width="1.905cm" svg:height="1.886cm" svg:x="10.196cm" svg:y="13.13cm">
              <draw:image xlink:href="Pictures/1000020100000080000000806D1EBB58.png" xlink:type="simple" xlink:show="embed" xlink:actuate="onLoad">
                <text:p text:style-name="P4"/>
              </draw:image>
            </draw:frame>
          </draw:g>
          <draw:frame draw:style-name="gr22" draw:text-style-name="P18" draw:layer="layout" svg:width="3.175cm" svg:height="0.831cm" svg:x="10.06cm" svg:y="15.375cm">
            <draw:text-box>
              <text:p text:style-name="P17"><text:span text:style-name="T7">Código</text:span></text:p>
            </draw:text-box>
          </draw:frame>
        </draw:g>
        <draw:connector draw:style-name="gr23" draw:text-style-name="P3" draw:id="id44" draw:layer="layout" draw:type="curve" svg:x1="5.638cm" svg:y1="8.655cm" svg:x2="11.248cm" svg:y2="13.13cm" draw:start-shape="id1" draw:end-shape="id2">
          <text:p text:style-name="P4"/>
        </draw:connector>
        <draw:g draw:id="id46">
          <draw:frame draw:style-name="gr24" draw:text-style-name="P20" draw:layer="layout" svg:width="2.075cm" svg:height="1.905cm" svg:x="13.165cm" svg:y="10.56cm">
            <draw:image xlink:href="Pictures/100002010000008000000080AFD92C1E.png" xlink:type="simple" xlink:show="embed" xlink:actuate="onLoad">
              <text:p text:style-name="P4"/>
            </draw:image>
          </draw:frame>
          <draw:frame draw:style-name="gr25" draw:text-style-name="P21" draw:layer="layout" svg:width="1.361cm" svg:height="0.847cm" svg:x="13.765cm" svg:y="10.841cm">
            <draw:text-box>
              <text:p text:style-name="P17"><text:span text:style-name="T8">ssh</text:span></text:p>
            </draw:text-box>
          </draw:frame>
        </draw:g>
        <draw:g draw:id="id47">
          <draw:g>
            <draw:frame draw:style-name="gr26" draw:text-style-name="P19" draw:layer="layout" svg:width="1.991cm" svg:height="1.951cm" svg:x="16.559cm" svg:y="8.792cm">
              <draw:image xlink:href="Pictures/10000201000000800000008082BC041F.png" xlink:type="simple" xlink:show="embed" xlink:actuate="onLoad">
                <text:p text:style-name="P4"/>
              </draw:image>
            </draw:frame>
            <draw:frame draw:style-name="gr27" draw:text-style-name="P19" draw:layer="layout" svg:width="1.991cm" svg:height="1.951cm" svg:x="16.402cm" svg:y="8.715cm">
              <draw:image xlink:href="Pictures/10000201000000800000008082BC041F.png" xlink:type="simple" xlink:show="embed" xlink:actuate="onLoad">
                <text:p text:style-name="P4"/>
              </draw:image>
            </draw:frame>
            <draw:frame draw:style-name="gr28" draw:text-style-name="P19" draw:layer="layout" svg:width="1.991cm" svg:height="1.951cm" svg:x="16.245cm" svg:y="8.638cm">
              <draw:image xlink:href="Pictures/10000201000000800000008082BC041F.png" xlink:type="simple" xlink:show="embed" xlink:actuate="onLoad">
                <text:p text:style-name="P4"/>
              </draw:image>
            </draw:frame>
          </draw:g>
          <draw:frame draw:style-name="gr29" draw:text-style-name="P18" draw:layer="layout" svg:width="4.445cm" svg:height="0.831cm" svg:x="15.675cm" svg:y="7.85cm">
            <draw:text-box>
              <text:p text:style-name="P17"><text:span text:style-name="T7">Metadatos</text:span></text:p>
            </draw:text-box>
          </draw:frame>
        </draw:g>
        <draw:g draw:name="codigo prod" draw:id="id48">
          <svg:title>codigo</svg:title>
          <draw:g>
            <draw:frame draw:style-name="gr30" draw:text-style-name="P19" draw:layer="layout" svg:width="1.905cm" svg:height="1.886cm" svg:x="16.445cm" svg:y="12.07cm">
              <draw:image xlink:href="Pictures/1000020100000080000000806D1EBB58.png" xlink:type="simple" xlink:show="embed" xlink:actuate="onLoad">
                <text:p text:style-name="P4"/>
              </draw:image>
            </draw:frame>
            <draw:frame draw:style-name="gr31" draw:text-style-name="P19" draw:layer="layout" svg:width="1.905cm" svg:height="1.886cm" svg:x="16.346cm" svg:y="11.87cm">
              <draw:image xlink:href="Pictures/1000020100000080000000806D1EBB58.png" xlink:type="simple" xlink:show="embed" xlink:actuate="onLoad">
                <text:p text:style-name="P4"/>
              </draw:image>
            </draw:frame>
            <draw:frame draw:style-name="gr32" draw:text-style-name="P19" draw:layer="layout" svg:width="1.905cm" svg:height="1.886cm" svg:x="16.246cm" svg:y="11.67cm">
              <draw:image xlink:href="Pictures/1000020100000080000000806D1EBB58.png" xlink:type="simple" xlink:show="embed" xlink:actuate="onLoad">
                <text:p text:style-name="P4"/>
              </draw:image>
            </draw:frame>
          </draw:g>
          <draw:frame draw:style-name="gr33" draw:text-style-name="P18" draw:layer="layout" svg:width="3.175cm" svg:height="0.831cm" svg:x="16.11cm" svg:y="13.915cm">
            <draw:text-box>
              <text:p text:style-name="P17"><text:span text:style-name="T7">Código</text:span></text:p>
            </draw:text-box>
          </draw:frame>
        </draw:g>
        <draw:g draw:id="id51">
          <draw:frame draw:style-name="gr34" draw:text-style-name="P22" draw:layer="layout" svg:width="2.949cm" svg:height="0.831cm" svg:x="20.144cm" svg:y="12.639cm">
            <draw:text-box>
              <text:p text:style-name="P4"><text:span text:style-name="T9">Núcleo</text:span></text:p>
            </draw:text-box>
          </draw:frame>
          <draw:frame draw:style-name="gr13" draw:text-style-name="P3" draw:layer="layout" svg:width="1.805cm" svg:height="1.805cm" svg:x="20.444cm" svg:y="11.034cm">
            <draw:image xlink:href="Pictures/100002010000008000000080D453B675.png" xlink:type="simple" xlink:show="embed" xlink:actuate="onLoad">
              <text:p text:style-name="P4"/>
            </draw:image>
          </draw:frame>
        </draw:g>
        <draw:custom-shape draw:style-name="gr35" draw:text-style-name="P3" draw:id="id49" draw:layer="layout" svg:width="0.635cm" svg:height="5.85cm" svg:x="19.115cm" svg:y="8.625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glide">
                  <anim:set smil:begin="0s" smil:dur="0.001s" smil:fill="hold" smil:targetElement="id40" smil:attributeName="visibility" smil:to="visible"/>
                  <anim:animate smil:dur="0.5s" smil:fill="hold" smil:targetElement="id40" smil:attributeName="width" smil:values="width*0.05;width" smil:keyTimes="0;1" presentation:additive="base"/>
                  <anim:animate smil:dur="0.5s" smil:fill="hold" smil:targetElement="id40" smil:attributeName="height" smil:values="height;height" smil:keyTimes="0;1" presentation:additive="base"/>
                  <anim:animate smil:dur="0.5s" smil:fill="hold" smil:targetElement="id40" smil:attributeName="x" smil:values="x-.2;x" smil:keyTimes="0;1" presentation:additive="base"/>
                  <anim:animate smil:dur="0.5s" smil:fill="hold" smil:targetElement="id40" smil:attributeName="y" smil:values="y;y" smil:keyTimes="0;1" presentation:additive="base"/>
                  <anim:transitionFilter smil:dur="0.5s" smil:targetElement="id40" smil:type="fade" smil:subtype="crossfade"/>
                </anim:par>
                <anim:par smil:begin="0s" smil:fill="hold" presentation:node-type="with-previous" presentation:preset-class="entrance" presentation:preset-id="ooo-entrance-glide">
                  <anim:set smil:begin="0s" smil:dur="0.001s" smil:fill="hold" smil:targetElement="id41" smil:attributeName="visibility" smil:to="visible"/>
                  <anim:animate smil:dur="0.5s" smil:fill="hold" smil:targetElement="id41" smil:attributeName="width" smil:values="width*0.05;width" smil:keyTimes="0;1" presentation:additive="base"/>
                  <anim:animate smil:dur="0.5s" smil:fill="hold" smil:targetElement="id41" smil:attributeName="height" smil:values="height;height" smil:keyTimes="0;1" presentation:additive="base"/>
                  <anim:animate smil:dur="0.5s" smil:fill="hold" smil:targetElement="id41" smil:attributeName="x" smil:values="x-.2;x" smil:keyTimes="0;1" presentation:additive="base"/>
                  <anim:animate smil:dur="0.5s" smil:fill="hold" smil:targetElement="id41" smil:attributeName="y" smil:values="y;y" smil:keyTimes="0;1" presentation:additive="base"/>
                  <anim:transitionFilter smil:dur="0.5s" smil:targetElement="id41"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42" smil:attributeName="visibility" smil:to="visible"/>
                  <anim:animate smil:dur="0.5s" smil:fill="hold" smil:targetElement="id42" smil:attributeName="width" smil:values="width*0.05;width" smil:keyTimes="0;1" presentation:additive="base"/>
                  <anim:animate smil:dur="0.5s" smil:fill="hold" smil:targetElement="id42" smil:attributeName="height" smil:values="height;height" smil:keyTimes="0;1" presentation:additive="base"/>
                  <anim:animate smil:dur="0.5s" smil:fill="hold" smil:targetElement="id42" smil:attributeName="x" smil:values="x-.2;x" smil:keyTimes="0;1" presentation:additive="base"/>
                  <anim:animate smil:dur="0.5s" smil:fill="hold" smil:targetElement="id42" smil:attributeName="y" smil:values="y;y" smil:keyTimes="0;1" presentation:additive="base"/>
                  <anim:transitionFilter smil:dur="0.5s" smil:targetElement="id42" smil:type="fade" smil:subtype="crossfade"/>
                </anim:par>
                <anim:par smil:begin="0s" smil:fill="hold" smil:accelerate="1" presentation:node-type="with-previous" presentation:preset-class="entrance" presentation:preset-id="ooo-entrance-glide">
                  <anim:set smil:begin="0s" smil:dur="0.001s" smil:fill="hold" smil:targetElement="id43" smil:attributeName="visibility" smil:to="visible"/>
                  <anim:animate smil:dur="0.5s" smil:fill="hold" smil:targetElement="id43" smil:attributeName="width" smil:values="width*0.05;width" smil:keyTimes="0;1" presentation:additive="base"/>
                  <anim:animate smil:dur="0.5s" smil:fill="hold" smil:targetElement="id43" smil:attributeName="height" smil:values="height;height" smil:keyTimes="0;1" presentation:additive="base"/>
                  <anim:animate smil:dur="0.5s" smil:fill="hold" smil:targetElement="id43" smil:attributeName="x" smil:values="x-.2;x" smil:keyTimes="0;1" presentation:additive="base"/>
                  <anim:animate smil:dur="0.5s" smil:fill="hold" smil:targetElement="id43" smil:attributeName="y" smil:values="y;y" smil:keyTimes="0;1" presentation:additive="base"/>
                  <anim:transitionFilter smil:dur="0.5s" smil:targetElement="id43"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44" smil:attributeName="visibility" smil:to="visible"/>
                  <anim:transitionFilter smil:dur="0.5s" smil:targetElement="id44" smil:type="barWipe" smil:subtype="topToBottom"/>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45" smil:type="dissolve" smil:mode="out"/>
                  <anim:set smil:begin="0.499s" smil:dur="0.001s" smil:fill="hold" smil:targetElement="id45" smil:attributeName="visibility" smil:to="hidden"/>
                </anim:par>
                <anim:par smil:begin="0s" smil:fill="hold" presentation:node-type="with-previous" presentation:preset-class="exit" presentation:preset-id="ooo-exit-dissolve">
                  <anim:transitionFilter smil:dur="0.5s" smil:targetElement="id52" smil:type="dissolve" smil:mode="out"/>
                  <anim:set smil:begin="0.499s" smil:dur="0.001s" smil:fill="hold" smil:targetElement="id52" smil:attributeName="visibility" smil:to="hidden"/>
                </anim:par>
                <anim:par smil:begin="0s" smil:fill="hold" presentation:node-type="with-previous" presentation:preset-class="exit" presentation:preset-id="ooo-exit-dissolve">
                  <anim:transitionFilter smil:dur="0.5s" smil:targetElement="id50" smil:type="dissolve" smil:mode="out"/>
                  <anim:set smil:begin="0.499s" smil:dur="0.001s" smil:fill="hold" smil:targetElement="id50" smil:attributeName="visibility" smil:to="hidden"/>
                </anim:par>
                <anim:par smil:begin="0s" smil:fill="hold" presentation:node-type="with-previous" presentation:preset-class="exit" presentation:preset-id="ooo-exit-dissolve">
                  <anim:transitionFilter smil:dur="0.5s" smil:targetElement="id42" smil:type="dissolve" smil:mode="out"/>
                  <anim:set smil:begin="0.499s" smil:dur="0.001s" smil:fill="hold" smil:targetElement="id42" smil:attributeName="visibility" smil:to="hidden"/>
                </anim:par>
                <anim:par smil:begin="0s" smil:fill="hold" presentation:node-type="with-previous" presentation:preset-class="exit" presentation:preset-id="ooo-exit-dissolve">
                  <anim:transitionFilter smil:dur="0.5s" smil:targetElement="id39" smil:type="dissolve" smil:mode="out"/>
                  <anim:set smil:begin="0.499s" smil:dur="0.001s" smil:fill="hold" smil:targetElement="id39" smil:attributeName="visibility" smil:to="hidden"/>
                </anim:par>
                <anim:par smil:begin="0s" smil:fill="hold" presentation:node-type="with-previous" presentation:preset-class="exit" presentation:preset-id="ooo-exit-dissolve">
                  <anim:transitionFilter smil:dur="0.5s" smil:targetElement="id46" smil:type="dissolve" smil:mode="out"/>
                  <anim:set smil:begin="0.499s" smil:dur="0.001s" smil:fill="hold" smil:targetElement="id46" smil:attributeName="visibility" smil:to="hidden"/>
                </anim:par>
                <anim:par smil:begin="0s" smil:fill="hold" presentation:node-type="with-previous" presentation:preset-class="exit" presentation:preset-id="ooo-exit-dissolve">
                  <anim:transitionFilter smil:dur="0.5s" smil:targetElement="id47" smil:type="dissolve" smil:mode="out"/>
                  <anim:set smil:begin="0.499s" smil:dur="0.001s" smil:fill="hold" smil:targetElement="id47" smil:attributeName="visibility" smil:to="hidden"/>
                </anim:par>
                <anim:par smil:begin="0s" smil:fill="hold" presentation:node-type="with-previous" presentation:preset-class="exit" presentation:preset-id="ooo-exit-dissolve">
                  <anim:transitionFilter smil:dur="0.5s" smil:targetElement="id48" smil:type="dissolve" smil:mode="out"/>
                  <anim:set smil:begin="0.499s" smil:dur="0.001s" smil:fill="hold" smil:targetElement="id48" smil:attributeName="visibility" smil:to="hidden"/>
                </anim:par>
                <anim:par smil:begin="0s" smil:fill="hold" presentation:node-type="with-previous" presentation:preset-class="exit" presentation:preset-id="ooo-exit-dissolve">
                  <anim:transitionFilter smil:dur="0.5s" smil:targetElement="id51" smil:type="dissolve" smil:mode="out"/>
                  <anim:set smil:begin="0.499s" smil:dur="0.001s" smil:fill="hold" smil:targetElement="id51" smil:attributeName="visibility" smil:to="hidden"/>
                </anim:par>
                <anim:par smil:begin="0s" smil:fill="hold" presentation:node-type="with-previous" presentation:preset-class="exit" presentation:preset-id="ooo-exit-dissolve">
                  <anim:transitionFilter smil:dur="0.5s" smil:targetElement="id49" smil:type="dissolve" smil:mode="out"/>
                  <anim:set smil:begin="0.499s" smil:dur="0.001s" smil:fill="hold" smil:targetElement="id49" smil:attributeName="visibility" smil:to="hidden"/>
                </anim:par>
              </anim:par>
            </anim:par>
          </anim:seq>
        </anim:par>
        <presentation:notes draw:style-name="dp2">
          <draw:page-thumbnail draw:style-name="gr5" draw:layer="layout" svg:width="14.848cm" svg:height="11.135cm" svg:x="3.075cm" svg:y="2.257cm" draw:page-number="6" presentation:class="page"/>
          <draw:frame presentation:style-name="pr7" draw:text-style-name="P6" draw:layer="layout" svg:width="16.799cm" svg:height="13.114cm" svg:x="2.1cm" svg:y="14.107cm" presentation:class="notes" presentation:placeholder="true">
            <draw:text-box/>
          </draw:frame>
        </presentation:notes>
      </draw:page>
      <draw:page draw:name="page7" draw:style-name="dp3" draw:master-page-name="Predeterminado" presentation:presentation-page-layout-name="AL2T19">
        <office:forms form:automatic-focus="false" form:apply-design-mode="false"/>
        <draw:frame presentation:style-name="pr8" draw:layer="layout" svg:width="25.992cm" svg:height="2.126cm" svg:x="0.999cm" svg:y="0.925cm" presentation:class="title">
          <draw:text-box>
            <text:p text:style-name="P4">Editor Toba</text:p>
          </draw:text-box>
        </draw:frame>
        <draw:g draw:id="id7">
          <draw:frame draw:style-name="gr36" draw:text-style-name="P16" draw:layer="layout" svg:width="1.805cm" svg:height="1.805cm" svg:x="1.162cm" svg:y="10.36cm">
            <draw:image xlink:href="Pictures/100002010000008000000080D453B675.png" xlink:type="simple" xlink:show="embed" xlink:actuate="onLoad">
              <text:p text:style-name="P4"/>
            </draw:image>
          </draw:frame>
          <draw:frame draw:style-name="gr37" draw:text-style-name="P18" draw:layer="layout" svg:width="2.187cm" svg:height="0.831cm" svg:x="0.988cm" svg:y="9.638cm">
            <draw:text-box>
              <text:p text:style-name="P17"><text:span text:style-name="T7">Editor</text:span></text:p>
            </draw:text-box>
          </draw:frame>
        </draw:g>
        <draw:g draw:id="id4">
          <draw:g>
            <draw:frame draw:style-name="gr38" draw:text-style-name="P19" draw:layer="layout" svg:width="1.905cm" svg:height="1.886cm" svg:x="23.63cm" svg:y="14.505cm">
              <draw:image xlink:href="Pictures/1000020100000080000000806D1EBB58.png" xlink:type="simple" xlink:show="embed" xlink:actuate="onLoad">
                <text:p text:style-name="P4"/>
              </draw:image>
            </draw:frame>
            <draw:frame draw:style-name="gr39" draw:text-style-name="P19" draw:layer="layout" svg:width="1.905cm" svg:height="1.886cm" svg:x="23.531cm" svg:y="14.305cm">
              <draw:image xlink:href="Pictures/1000020100000080000000806D1EBB58.png" xlink:type="simple" xlink:show="embed" xlink:actuate="onLoad">
                <text:p text:style-name="P4"/>
              </draw:image>
            </draw:frame>
            <draw:frame draw:style-name="gr40" draw:text-style-name="P19" draw:layer="layout" svg:width="1.905cm" svg:height="1.886cm" svg:x="23.431cm" svg:y="14.105cm">
              <draw:image xlink:href="Pictures/1000020100000080000000806D1EBB58.png" xlink:type="simple" xlink:show="embed" xlink:actuate="onLoad">
                <text:p text:style-name="P4"/>
              </draw:image>
            </draw:frame>
          </draw:g>
          <draw:frame draw:style-name="gr41" draw:text-style-name="P18" draw:layer="layout" svg:width="3.175cm" svg:height="0.831cm" svg:x="23.295cm" svg:y="16.35cm">
            <draw:text-box>
              <text:p text:style-name="P17"><text:span text:style-name="T7">Código</text:span></text:p>
            </draw:text-box>
          </draw:frame>
        </draw:g>
        <draw:g>
          <draw:g>
            <draw:frame draw:style-name="gr42" draw:text-style-name="P19" draw:layer="layout" svg:width="1.905cm" svg:height="1.905cm" svg:x="24.003cm" svg:y="7.888cm">
              <draw:image xlink:href="Pictures/10000201000000600000006039D2E70A.png" xlink:type="simple" xlink:show="embed" xlink:actuate="onLoad">
                <text:p text:style-name="P4"/>
              </draw:image>
            </draw:frame>
            <draw:frame draw:style-name="gr43" draw:text-style-name="P19" draw:layer="layout" svg:width="1.905cm" svg:height="1.905cm" svg:x="23.238cm" svg:y="7.388cm">
              <draw:image xlink:href="Pictures/1000020100000080000000804D0B94CD.png" xlink:type="simple" xlink:show="embed" xlink:actuate="onLoad">
                <text:p text:style-name="P4"/>
              </draw:image>
            </draw:frame>
          </draw:g>
          <draw:frame draw:style-name="gr44" draw:text-style-name="P18" draw:layer="layout" svg:width="4.445cm" svg:height="0.831cm" svg:x="22.66cm" svg:y="6.7cm">
            <draw:text-box>
              <text:p text:style-name="P17"><text:span text:style-name="T7">Operaciones</text:span></text:p>
            </draw:text-box>
          </draw:frame>
        </draw:g>
        <draw:g draw:id="id5">
          <draw:custom-shape draw:style-name="gr45" draw:text-style-name="P3" draw:layer="layout" svg:width="7.037cm" svg:height="6.128cm" svg:x="12.603cm" svg:y="5.207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 draw:layer="layout" svg:width="1.363cm" svg:height="1.363cm" draw:transform="skewX (-0.00139626340159519) rotate (-2.20295458186801) translate (20.558cm 8.812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7" draw:text-style-name="P3" draw:layer="layout" svg:width="1.362cm" svg:height="1.361cm" draw:transform="rotate (0.174183859349002) translate (11.768cm 7.688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48" draw:text-style-name="P23" draw:layer="layout" svg:width="5.526cm" svg:height="1.945cm" svg:x="13.527cm" svg:y="5.18cm">
            <draw:text-box>
              <text:p text:style-name="P23"><text:span text:style-name="T10">Componentes</text:span></text:p>
            </draw:text-box>
          </draw:frame>
          <draw:g>
            <draw:custom-shape draw:style-name="gr49" draw:text-style-name="P3" draw:layer="layout" svg:width="5.548cm" svg:height="1.108cm" svg:x="13.345cm" svg:y="6.404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5" draw:layer="layout" svg:width="2.932cm" svg:height="1.784cm" svg:x="14.744cm" svg:y="6.578cm">
              <draw:text-box>
                <text:p text:style-name="P24"><text:span text:style-name="T11">Interface</text:span></text:p>
              </draw:text-box>
            </draw:frame>
          </draw:g>
          <draw:g>
            <draw:custom-shape draw:style-name="gr51" draw:text-style-name="P3" draw:layer="layout" svg:width="5.548cm" svg:height="1.11cm" svg:x="13.345cm" svg:y="7.89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24" draw:layer="layout" svg:width="2.576cm" svg:height="1.783cm" svg:x="15.01cm" svg:y="8.038cm">
              <draw:text-box>
                <text:p text:style-name="P26"><text:span text:style-name="T12">Control</text:span></text:p>
              </draw:text-box>
            </draw:frame>
          </draw:g>
          <draw:g>
            <draw:custom-shape draw:style-name="gr53" draw:text-style-name="P3" draw:layer="layout" svg:width="5.548cm" svg:height="1.11cm" svg:x="13.345cm" svg:y="9.43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24" draw:layer="layout" svg:width="3.951cm" svg:height="1.783cm" svg:x="14.398cm" svg:y="9.504cm">
              <draw:text-box>
                <text:p text:style-name="P26"><text:span text:style-name="T12">Persistencia</text:span></text:p>
              </draw:text-box>
            </draw:frame>
          </draw:g>
        </draw:g>
        <draw:g draw:id="id6">
          <draw:custom-shape draw:style-name="gr55" draw:text-style-name="P15" draw:layer="layout" svg:width="3.81cm" svg:height="4.445cm" svg:x="4.95cm" svg:y="9.09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3" draw:layer="layout" svg:width="2.44cm" svg:height="2.448cm" svg:x="5.585cm" svg:y="10.252cm">
            <draw:image xlink:href="Pictures/100002010000008000000080D78A8A9C.png" xlink:type="simple" xlink:show="embed" xlink:actuate="onLoad">
              <text:p text:style-name="P4"/>
            </draw:image>
          </draw:frame>
          <draw:frame draw:style-name="gr7" draw:text-style-name="P27" draw:layer="layout" svg:width="3.893cm" svg:height="0.962cm" svg:x="4.85cm" svg:y="8.255cm">
            <draw:text-box>
              <text:p text:style-name="P4"><text:span text:style-name="T13">Asistentes!</text:span></text:p>
            </draw:text-box>
          </draw:frame>
        </draw:g>
        <draw:connector draw:style-name="gr56" draw:text-style-name="P3" draw:id="id54" draw:layer="layout" draw:type="lines" svg:x1="19.015cm" svg:y1="15.654cm" svg:x2="23.295cm" svg:y2="15.643cm" draw:start-shape="id3" draw:end-shape="id4">
          <text:p text:style-name="P4"/>
        </draw:connector>
        <draw:connector draw:style-name="gr56" draw:text-style-name="P3" draw:id="id53" draw:layer="layout" draw:type="lines" svg:x1="20.558cm" svg:y1="8.257cm" svg:x2="22.888cm" svg:y2="8.246cm" draw:start-shape="id5">
          <text:p text:style-name="P4"/>
        </draw:connector>
        <draw:connector draw:style-name="gr56" draw:text-style-name="P3" draw:id="id55" draw:layer="layout" draw:line-skew="-5.983cm" svg:x1="8.76cm" svg:y1="10.895cm" svg:x2="23.295cm" svg:y2="15.643cm" draw:start-shape="id6" draw:end-shape="id4">
          <text:p text:style-name="P4"/>
        </draw:connector>
        <draw:g draw:id="id3">
          <draw:custom-shape draw:style-name="gr57" draw:text-style-name="P15" draw:layer="layout" svg:width="4.21cm" svg:height="4.645cm" svg:x="14.805cm" svg:y="13.332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58" draw:text-style-name="P15" draw:layer="layout" svg:width="2.975cm" svg:height="2.282cm" svg:x="15.44cm" svg:y="14.602cm">
            <draw:image xlink:href="Pictures/100000000000007400000059B1E80591.jpg" xlink:type="simple" xlink:show="embed" xlink:actuate="onLoad">
              <text:p text:style-name="P4"/>
            </draw:image>
          </draw:frame>
        </draw:g>
        <draw:connector draw:style-name="gr56" draw:text-style-name="P3" draw:id="id56" draw:layer="layout" draw:type="lines" svg:x1="3.175cm" svg:y1="10.901cm" svg:x2="4.85cm" svg:y2="10.895cm" draw:start-shape="id7" draw:end-shape="id6">
          <text:p text:style-name="P4"/>
        </draw:connector>
        <draw:connector draw:style-name="gr56" draw:text-style-name="P3" draw:id="id57" draw:layer="layout" draw:line-skew="-0.223cm" svg:x1="8.76cm" svg:y1="10.895cm" svg:x2="11.768cm" svg:y2="8.257cm" draw:start-shape="id6" draw:start-glue-point="1" draw:end-shape="id5">
          <text:p text:style-name="P4"/>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xit" presentation:preset-id="ooo-exit-crawl-out" presentation:preset-sub-type="from-bottom">
                  <anim:animate smil:dur="0.5s" smil:targetElement="id3" smil:attributeName="x" smil:values="x;x" smil:keyTimes="0;1" presentation:additive="base"/>
                  <anim:animate smil:dur="0.5s" smil:targetElement="id3" smil:attributeName="y" smil:values="y;1+height/2" smil:keyTimes="0;1" presentation:additive="base"/>
                  <anim:set smil:begin="0.4999s" smil:dur="0.0001s" smil:fill="hold" smil:targetElement="id3" smil:attributeName="visibility" smil:to="hidden"/>
                </anim:par>
              </anim:par>
            </anim:par>
          </anim:seq>
        </anim:par>
        <presentation:notes draw:style-name="dp2">
          <draw:page-thumbnail draw:style-name="gr5" draw:layer="layout" svg:width="14.848cm" svg:height="11.135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A62FFA7C.png" xlink:type="simple" xlink:show="embed" xlink:actuate="onLoad">
            <text:p text:style-name="P4"/>
          </draw:image>
        </draw:frame>
        <draw:rect draw:style-name="gr59" draw:text-style-name="P3" draw:layer="layout" svg:width="5.08cm" svg:height="5.08cm" svg:x="8.255cm" svg:y="8.455cm">
          <text:p text:style-name="P4"/>
        </draw:rect>
        <presentation:notes draw:style-name="dp2">
          <draw:page-thumbnail draw:style-name="gr5" draw:layer="layout" svg:width="14.848cm" svg:height="11.135cm" svg:x="3.075cm" svg:y="2.257cm" draw:page-number="8" presentation:class="page"/>
          <draw:frame presentation:style-name="pr4" draw:text-style-name="P11" draw:layer="layout" svg:width="16.799cm" svg:height="13.365cm" svg:x="2.1cm" svg:y="14.107cm" presentation:class="notes">
            <draw:text-box>
              <text:p text:style-name="P6"><text:span text:style-name="T14">(hello word <text:s/>-&gt; ABM )</text:span></text:p>
              <text:p text:style-name="P6"><text:span text:style-name="T14"/></text:p>
              <text:p text:style-name="P6"><text:span text:style-name="T14">En el editor:</text:span></text:p>
              <text:p text:style-name="P6"><text:span text:style-name="T14"><text:tab/></text:span><text:span text:style-name="T14">* Entrar en moldes, elegir tabla, crear molde.</text:span></text:p>
              <text:p text:style-name="P6"><text:span text:style-name="T14"><text:tab/></text:span><text:span text:style-name="T14">* Ejecutar operación</text:span></text:p>
              <text:p text:style-name="P6"><text:span text:style-name="T14"/></text:p>
            </draw:text-box>
          </draw:frame>
        </presentation:notes>
      </draw:page>
      <draw:page draw:name="page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D6D70DD0.png" xlink:type="simple" xlink:show="embed" xlink:actuate="onLoad">
            <text:p text:style-name="P4"/>
          </draw:image>
        </draw:frame>
        <draw:frame draw:style-name="gr3" draw:text-style-name="P3" draw:layer="layout" svg:width="16.324cm" svg:height="11.799cm" svg:x="8.971cm" svg:y="7.085cm">
          <draw:image xlink:href="Pictures/1000000000000269000001BE7D89B498.png" xlink:type="simple" xlink:show="embed" xlink:actuate="onLoad">
            <text:p text:style-name="P4"/>
          </draw:image>
        </draw:frame>
        <presentation:notes draw:style-name="dp2">
          <draw:page-thumbnail draw:style-name="gr5" draw:layer="layout" svg:width="14.848cm" svg:height="11.135cm" svg:x="3.075cm" svg:y="2.257cm" draw:page-number="9" presentation:class="page"/>
          <draw:frame presentation:style-name="pr4" draw:text-style-name="P11" draw:layer="layout" svg:width="16.799cm" svg:height="13.365cm" svg:x="2.1cm" svg:y="14.107cm" presentation:class="notes">
            <draw:text-box>
              <text:p text:style-name="P6"><text:span text:style-name="T14">(hello word <text:s/>-&gt; ABM )</text:span></text:p>
              <text:p text:style-name="P6"><text:span text:style-name="T14"/></text:p>
              <text:p text:style-name="P6"><text:span text:style-name="T14">En el editor:</text:span></text:p>
              <text:p text:style-name="P6"><text:span text:style-name="T14"><text:tab/></text:span><text:span text:style-name="T14">* Entrar en moldes, elegir tabla, crear molde.</text:span></text:p>
              <text:p text:style-name="P6"><text:span text:style-name="T14"><text:tab/></text:span><text:span text:style-name="T14">* Ejecutar operación</text:span></text:p>
              <text:p text:style-name="P6"><text:span text:style-name="T14"/></text:p>
            </draw:text-box>
          </draw:frame>
        </presentation:notes>
      </draw:page>
      <draw:page draw:name="page10"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8812A68E.png" xlink:type="simple" xlink:show="embed" xlink:actuate="onLoad">
            <text:p text:style-name="P4"/>
          </draw:image>
        </draw:frame>
        <presentation:notes draw:style-name="dp2">
          <draw:page-thumbnail draw:style-name="gr5" draw:layer="layout" svg:width="14.848cm" svg:height="11.135cm" svg:x="3.075cm" svg:y="2.257cm" draw:page-number="10" presentation:class="page"/>
          <draw:frame presentation:style-name="pr4" draw:text-style-name="P6" draw:layer="layout" svg:width="16.799cm" svg:height="13.365cm" svg:x="2.1cm" svg:y="14.107cm" presentation:class="notes">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1"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822642AB.png" xlink:type="simple" xlink:show="embed" xlink:actuate="onLoad">
            <text:p text:style-name="P4"/>
          </draw:image>
        </draw:frame>
        <presentation:notes draw:style-name="dp2">
          <draw:page-thumbnail draw:style-name="gr5" draw:layer="layout" svg:width="14.848cm" svg:height="11.135cm" svg:x="3.075cm" svg:y="2.257cm" draw:page-number="11" presentation:class="page"/>
          <draw:frame presentation:style-name="pr4" draw:text-style-name="P11" draw:layer="layout" svg:width="16.799cm" svg:height="13.365cm" svg:x="2.1cm" svg:y="14.107cm" presentation:class="notes">
            <draw:text-box>
              <text:p text:style-name="P6"><text:span text:style-name="T14">(hello word <text:s/>-&gt; ABM )</text:span></text:p>
              <text:p text:style-name="P6"><text:span text:style-name="T14"/></text:p>
              <text:p text:style-name="P6"><text:span text:style-name="T14">En el editor:</text:span></text:p>
              <text:p text:style-name="P6"><text:span text:style-name="T14"><text:tab/></text:span><text:span text:style-name="T14">* Entrar en moldes, elegir tabla, crear molde.</text:span></text:p>
              <text:p text:style-name="P6"><text:span text:style-name="T14"><text:tab/></text:span><text:span text:style-name="T14">* Ejecutar operación</text:span></text:p>
              <text:p text:style-name="P6"><text:span text:style-name="T14"/></text:p>
            </draw:text-box>
          </draw:frame>
        </presentation:notes>
      </draw:page>
      <draw:page draw:name="page12" draw:style-name="dp3" draw:master-page-name="Predeterminado" presentation:presentation-page-layout-name="AL1T1">
        <draw:rect draw:style-name="gr60" draw:text-style-name="P3" draw:layer="layout" svg:width="18.415cm" svg:height="8.89cm" svg:x="5.08cm" svg:y="6.215cm">
          <text:p text:style-name="P4"/>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65625138.png" xlink:type="simple" xlink:show="embed" xlink:actuate="onLoad">
            <text:p text:style-name="P4"/>
          </draw:image>
        </draw:frame>
        <presentation:notes draw:style-name="dp2">
          <draw:page-thumbnail draw:style-name="gr5" draw:layer="layout" svg:width="14.848cm" svg:height="11.135cm" svg:x="3.075cm" svg:y="2.257cm" draw:page-number="12" presentation:class="page"/>
          <draw:frame presentation:style-name="pr4" draw:text-style-name="P11" draw:layer="layout" svg:width="16.799cm" svg:height="13.365cm" svg:x="2.1cm" svg:y="14.107cm" presentation:class="notes">
            <draw:text-box>
              <text:p text:style-name="P6"><text:span text:style-name="T14">(hello word <text:s/>-&gt; ABM )</text:span></text:p>
              <text:p text:style-name="P6"><text:span text:style-name="T14"/></text:p>
              <text:p text:style-name="P6"><text:span text:style-name="T14">En el editor:</text:span></text:p>
              <text:p text:style-name="P6"><text:span text:style-name="T14"><text:tab/></text:span><text:span text:style-name="T14">* Entrar en moldes, elegir tabla, crear molde.</text:span></text:p>
              <text:p text:style-name="P6"><text:span text:style-name="T14"><text:tab/></text:span><text:span text:style-name="T14">* Ejecutar operación</text:span></text:p>
              <text:p text:style-name="P6"><text:span text:style-name="T14"/></text:p>
            </draw:text-box>
          </draw:frame>
        </presentation:notes>
      </draw:page>
      <draw:page draw:name="page13"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text:style-name="P4"/>
          </draw:image>
        </draw:frame>
        <presentation:notes draw:style-name="dp2">
          <draw:page-thumbnail draw:style-name="gr5" draw:layer="layout" svg:width="14.848cm" svg:height="11.135cm" svg:x="3.075cm" svg:y="2.257cm" draw:page-number="13" presentation:class="page"/>
          <draw:frame presentation:style-name="pr4" draw:text-style-name="P11" draw:layer="layout" svg:width="16.799cm" svg:height="13.365cm" svg:x="2.1cm" svg:y="14.107cm" presentation:class="notes">
            <draw:text-box>
              <text:p text:style-name="P6"><text:span text:style-name="T14">(hello word <text:s/>-&gt; ABM )</text:span></text:p>
              <text:p text:style-name="P6"><text:span text:style-name="T14"/></text:p>
              <text:p text:style-name="P6"><text:span text:style-name="T14">En el editor:</text:span></text:p>
              <text:p text:style-name="P6"><text:span text:style-name="T14"><text:tab/></text:span><text:span text:style-name="T14">* Entrar en moldes, elegir tabla, crear molde.</text:span></text:p>
              <text:p text:style-name="P6"><text:span text:style-name="T14"><text:tab/></text:span><text:span text:style-name="T14">* Ejecutar operación</text:span></text:p>
              <text:p text:style-name="P6"><text:span text:style-name="T14"/></text:p>
            </draw:text-box>
          </draw:frame>
        </presentation:notes>
      </draw:page>
      <draw:page draw:name="page14"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text:style-name="P4"/>
          </draw:image>
        </draw:frame>
        <draw:frame draw:style-name="gr3" draw:text-style-name="P3" draw:layer="layout" svg:width="11.905cm" svg:height="7.222cm" svg:x="7.015cm" svg:y="7.385cm">
          <draw:image xlink:href="Pictures/10000000000001C2000001510ACB00E6.png" xlink:type="simple" xlink:show="embed" xlink:actuate="onLoad">
            <text:p text:style-name="P4"/>
          </draw:image>
        </draw:frame>
        <draw:frame draw:style-name="gr3" draw:text-style-name="P3" draw:layer="layout" svg:width="11.905cm" svg:height="8.413cm" svg:x="13.525cm" svg:y="10.402cm">
          <draw:image xlink:href="Pictures/10000000000001C20000013EB15293FB.png" xlink:type="simple" xlink:show="embed" xlink:actuate="onLoad">
            <text:p text:style-name="P4"/>
          </draw:image>
        </draw:frame>
        <presentation:notes draw:style-name="dp2">
          <draw:page-thumbnail draw:style-name="gr5" draw:layer="layout" svg:width="14.848cm" svg:height="11.135cm" svg:x="3.075cm" svg:y="2.257cm" draw:page-number="14" presentation:class="page"/>
          <draw:frame presentation:style-name="pr4" draw:text-style-name="P11" draw:layer="layout" svg:width="16.799cm" svg:height="13.365cm" svg:x="2.1cm" svg:y="14.107cm" presentation:class="notes">
            <draw:text-box>
              <text:p text:style-name="P6"><text:span text:style-name="T14">(hello word <text:s/>-&gt; ABM )</text:span></text:p>
              <text:p text:style-name="P6"><text:span text:style-name="T14"/></text:p>
              <text:p text:style-name="P6"><text:span text:style-name="T14">En el editor:</text:span></text:p>
              <text:p text:style-name="P6"><text:span text:style-name="T14"><text:tab/></text:span><text:span text:style-name="T14">* Entrar en moldes, elegir tabla, crear molde.</text:span></text:p>
              <text:p text:style-name="P6"><text:span text:style-name="T14"><text:tab/></text:span><text:span text:style-name="T14">* Ejecutar operación</text:span></text:p>
              <text:p text:style-name="P6"><text:span text:style-name="T14"/></text:p>
            </draw:text-box>
          </draw:frame>
        </presentation:notes>
      </draw:page>
      <draw:page draw:name="page15" draw:style-name="dp3" draw:master-page-name="Predeterminado" presentation:presentation-page-layout-name="AL1T1">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34D8F24F.png" xlink:type="simple" xlink:show="embed" xlink:actuate="onLoad">
            <text:p text:style-name="P4"/>
          </draw:image>
        </draw:frame>
        <presentation:notes draw:style-name="dp2">
          <draw:page-thumbnail draw:style-name="gr5" draw:layer="layout" svg:width="14.848cm" svg:height="11.135cm" svg:x="3.075cm" svg:y="2.257cm" draw:page-number="15" presentation:class="page"/>
          <draw:frame presentation:style-name="pr4" draw:text-style-name="P11" draw:layer="layout" svg:width="16.799cm" svg:height="13.365cm" svg:x="2.1cm" svg:y="14.107cm" presentation:class="notes">
            <draw:text-box>
              <text:p text:style-name="P6"><text:span text:style-name="T14">(hello word <text:s/>-&gt; ABM )</text:span></text:p>
              <text:p text:style-name="P6"><text:span text:style-name="T14"/></text:p>
              <text:p text:style-name="P6"><text:span text:style-name="T14">En el editor:</text:span></text:p>
              <text:p text:style-name="P6"><text:span text:style-name="T14"><text:tab/></text:span><text:span text:style-name="T14">* Entrar en moldes, elegir tabla, crear molde.</text:span></text:p>
              <text:p text:style-name="P6"><text:span text:style-name="T14"><text:tab/></text:span><text:span text:style-name="T14">* Ejecutar operación</text:span></text:p>
              <text:p text:style-name="P6"><text:span text:style-name="T14"/></text:p>
            </draw:text-box>
          </draw:frame>
        </presentation:notes>
      </draw:page>
      <draw:page draw:name="page16" draw:style-name="dp3" draw:master-page-name="Predeterminado" presentation:presentation-page-layout-name="AL1T1">
        <draw:frame presentation:style-name="pr2" draw:text-style-name="P4" draw:layer="layout" svg:width="25.992cm" svg:height="2.377cm" svg:x="0.999cm" svg:y="0.8cm" presentation:class="title">
          <draw:text-box>
            <text:p text:style-name="P4">Resultados</text:p>
          </draw:text-box>
        </draw:frame>
        <draw:frame presentation:style-name="pr5" draw:text-style-name="P9" draw:layer="layout" svg:width="25.092cm" svg:height="13.527cm" svg:x="1.399cm" svg:y="5.001cm" presentation:class="outline" presentation:user-transformed="true">
          <draw:text-box>
            <text:list text:style-name="L3">
              <text:list-item>
                <text:p text:id="id58" text:style-name="P9">23 sistemas desarrollados por 4 grupos distribuidos</text:p>
              </text:list-item>
            </text:list>
            <text:list text:style-name="L3">
              <text:list-item>
                <text:p text:id="id59" text:style-name="P9">Se brindan soluciones con plazos de 2 a 4 semanas (RAD)</text:p>
              </text:list-item>
            </text:list>
            <text:list text:style-name="L3">
              <text:list-item>
                <text:p text:id="id60" text:style-name="P9">Acompaño satisfactoriamente el proceso de desarrollo de soluciones complejas</text:p>
              </text:list-item>
            </text:list>
            <text:list text:style-name="L3">
              <text:list-item>
                <text:p text:id="id61" text:style-name="P9">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5" draw:layer="layout" svg:width="14.848cm" svg:height="11.135cm" svg:x="3.075cm" svg:y="2.257cm" draw:page-number="16" presentation:class="page"/>
          <draw:frame presentation:style-name="pr4" draw:text-style-name="P6" draw:layer="layout" svg:width="16.799cm" svg:height="13.365cm" svg:x="2.1cm" svg:y="14.107cm" presentation:class="notes" presentation:placeholder="true">
            <draw:text-box/>
          </draw:frame>
        </presentation:notes>
      </draw:page>
      <draw:page draw:name="page17" draw:style-name="dp3" draw:master-page-name="Predeterminado" presentation:presentation-page-layout-name="AL1T1">
        <draw:frame presentation:style-name="pr2" draw:text-style-name="P4" draw:layer="layout" svg:width="25.992cm" svg:height="2.377cm" svg:x="0.999cm" svg:y="0.8cm" presentation:class="title">
          <draw:text-box>
            <text:p text:style-name="P4">Expectativas</text:p>
          </draw:text-box>
        </draw:frame>
        <draw:frame presentation:style-name="pr9" draw:text-style-name="P9" draw:layer="layout" svg:width="25.092cm" svg:height="13.778cm" svg:x="1.399cm" svg:y="5.001cm" presentation:class="outline" presentation:user-transformed="true">
          <draw:text-box>
            <text:list text:style-name="L3">
              <text:list-item>
                <text:p text:id="id62" text:style-name="P9">Introducir la herramienta en el sistema universitario</text:p>
              </text:list-item>
            </text:list>
            <text:list text:style-name="L3">
              <text:list-item>
                <text:p text:id="id63" text:style-name="P9">Extender el uso del sistema a otros organismos estatales que tengan problemas similares a los del siu</text:p>
              </text:list-item>
            </text:list>
            <text:list text:style-name="L3">
              <text:list-item>
                <text:p text:id="id64" text:style-name="P9">Crear una comunidad alrededor del sistema</text:p>
              </text:list-item>
            </text:list>
            <text:list text:style-name="L3">
              <text:list-item>
                <text:p text:id="id65" text:style-name="P9">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draw:page-thumbnail draw:style-name="gr5" draw:layer="layout" svg:width="14.848cm" svg:height="11.135cm" svg:x="3.075cm" svg:y="2.257cm" draw:page-number="17" presentation:class="page"/>
          <draw:frame presentation:style-name="pr7" draw:text-style-name="P6" draw:layer="layout" svg:width="16.799cm" svg:height="13.114cm" svg:x="2.1cm" svg:y="14.107cm" presentation:class="notes" presentation:placeholder="true" presentation:user-transformed="true">
            <draw:text-box/>
          </draw:frame>
        </presentation:notes>
      </draw:page>
      <draw:page draw:name="page18" draw:style-name="dp3" draw:master-page-name="Predeterminado" presentation:presentation-page-layout-name="AL1T1">
        <draw:frame presentation:style-name="pr2" draw:text-style-name="P4" draw:layer="layout" svg:width="25.992cm" svg:height="2.377cm" svg:x="0.999cm" svg:y="0.8cm" presentation:class="title">
          <draw:text-box>
            <text:p text:style-name="P4">Gracias!</text:p>
          </draw:text-box>
        </draw:frame>
        <draw:frame presentation:style-name="pr10" draw:text-style-name="P28" draw:layer="layout" svg:width="24.627cm" svg:height="5.161cm" svg:x="2.069cm" svg:y="7.442cm" presentation:class="outline" presentation:user-transformed="true">
          <draw:text-box>
            <text:list text:style-name="L3">
              <text:list-item>
                <text:p text:style-name="P12"><text:span text:style-name="T15">www.siu.edu.ar/soluciones/toba</text:span></text:p>
              </text:list-item>
            </text:list>
          </draw:text-box>
        </draw:frame>
        <presentation:notes draw:style-name="dp2">
          <draw:page-thumbnail draw:style-name="gr5" draw:layer="layout" svg:width="14.848cm" svg:height="11.135cm" svg:x="3.075cm" svg:y="2.257cm" draw:page-number="18"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fill-color="#ffffff" draw:auto-grow-height="false" fo:min-height="3.507cm"/>
    </style:style>
    <style:style style:name="pr2" style:family="presentation" style:parent-style-name="Predeterminado-outline1">
      <style:graphic-properties draw:fill-color="#ffffff" draw:auto-grow-height="false" fo:min-height="13.86cm"/>
    </style:style>
    <style:style style:name="pr3" style:family="presentation" style:parent-style-name="Predeterminado-backgroundobjects">
      <style:graphic-properties draw:stroke="none" draw:fill="none" draw:fill-color="#ffffff" draw:auto-grow-height="false" fo:min-height="1.449cm"/>
    </style:style>
    <style:style style:name="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pr5" style:family="presentation" style:parent-style-name="Predeterminado-backgroundobjects">
      <style:graphic-properties draw:stroke="none" draw:fill="none" draw:fill-color="#ffffff" draw:auto-grow-height="false" fo:min-height="1.485cm"/>
    </style:style>
    <style:style style:name="pr6" style:family="presentation" style:parent-style-name="Predeterminado-backgroundobjects">
      <style:graphic-properties draw:stroke="none" draw:fill="none" draw:fill-color="#ffffff" draw:textarea-vertical-align="bottom" draw:auto-grow-height="false" fo:min-height="1.485cm"/>
    </style:style>
    <style:style style:name="pr7" style:family="presentation" style:parent-style-name="Predeterminado1-title">
      <style:graphic-properties draw:fill-color="#ffffff" draw:auto-grow-height="false" fo:min-height="3.507cm"/>
    </style:style>
    <style:style style:name="pr8" style:family="presentation" style:parent-style-name="Predeterminado1-outline1">
      <style:graphic-properties draw:fill-color="#ffffff" draw:auto-grow-height="false" fo:min-height="13.86cm"/>
    </style:style>
    <style:style style:name="pr9" style:family="presentation" style:parent-style-name="Predeterminado1-backgroundobjects">
      <style:graphic-properties draw:stroke="none" draw:fill="none" draw:fill-color="#ffffff" draw:auto-grow-height="false" fo:min-height="1.449cm"/>
    </style:style>
    <style:style style:name="pr10" style:family="presentation" style:parent-style-name="Predeterminado1-backgroundobjects">
      <style:graphic-properties draw:stroke="none" draw:fill="none" draw:fill-color="#ffffff" draw:auto-grow-height="false" fo:min-height="1.485cm"/>
    </style:style>
    <style:style style:name="pr11" style:family="presentation" style:parent-style-name="Predeterminado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8cm" svg:height="4.456cm" svg:x="2.97cm" svg:y="4.019cm" draw:page-number="1"/>
      <draw:page-thumbnail draw:layer="backgroundobjects" svg:width="5.938cm" svg:height="4.456cm" svg:x="11.88cm" svg:y="4.019cm"/>
      <draw:page-thumbnail draw:layer="backgroundobjects" svg:width="5.938cm" svg:height="4.456cm" svg:x="20.79cm" svg:y="4.019cm"/>
      <draw:page-thumbnail draw:layer="backgroundobjects" svg:width="5.938cm" svg:height="4.456cm" svg:x="2.97cm" svg:y="12.524cm"/>
      <draw:page-thumbnail draw:layer="backgroundobjects" svg:width="5.938cm" svg:height="4.456cm" svg:x="11.88cm" svg:y="12.524cm"/>
      <draw:page-thumbnail draw:layer="backgroundobjects" svg:width="5.938cm" svg:height="4.456cm" svg:x="20.79cm" svg:y="12.524cm"/>
    </style:handout-master>
    <style:master-page style:name="Predeterminado" style:page-layout-name="PM1" draw:style-name="dp1">
      <office:forms form:automatic-focus="false" form:apply-design-mode="false"/>
      <draw:frame presentation:style-name="pr1" draw:text-style-name="P3" draw:layer="backgroundobjects" svg:width="25.992cm" svg:height="2.376cm" svg:x="0.999cm" svg:y="0.8cm" presentation:class="title">
        <draw:text-box>
          <text:p text:style-name="P3">Pulse para editar el formato del texto de ttulo</text:p>
        </draw:text-box>
      </draw:frame>
      <draw:frame presentation:style-name="pr2" draw:text-style-name="P4" draw:layer="backgroundobjects" svg:width="25.092cm" svg:height="13.777cm" svg:x="1.399cm" svg:y="5.001cm" presentation:class="outline">
        <draw:text-box>
          <text:list text:style-name="L2">
            <text:list-item>
              <text:p text:style-name="P4">Pulse para editar los formatos del texto del esquema</text:p>
            </text:list-item>
          </text:list>
          <text:list text:style-name="L2">
            <text:list-item>
              <text:list>
                <text:list-item>
                  <text:p text:style-name="P5">Segundo nivel del esquema</text:p>
                </text:list-item>
              </text:list>
            </text:list-item>
          </text:list>
          <text:list text:style-name="L2">
            <text:list-item>
              <text:list>
                <text:list-item>
                  <text:list>
                    <text:list-item>
                      <text:p text:style-name="P6">Tercer nivel del esquema</text:p>
                    </text:list-item>
                  </text:list>
                </text:list-item>
              </text:list>
            </text:list-item>
          </text:list>
          <text:list text:style-name="L2">
            <text:list-item>
              <text:list>
                <text:list-item>
                  <text:list>
                    <text:list-item>
                      <text:list>
                        <text:list-item>
                          <text:p text:style-name="P7">Cuarto nivel del esquema</text:p>
                        </text:list-item>
                      </text:list>
                    </text:list-item>
                  </text:list>
                </text:list-item>
              </text:list>
            </text:list-item>
          </text:list>
          <text:list text:style-name="L2">
            <text:list-item>
              <text:list>
                <text:list-item>
                  <text:list>
                    <text:list-item>
                      <text:list>
                        <text:list-item>
                          <text:list>
                            <text:list-item>
                              <text:p text:style-name="P8">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1cm" svg:height="1.448cm" svg:x="11.253cm" svg:y="16.971cm" presentation:class="date-time">
        <draw:text-box>
          <text:p text:style-name="P1"><text:span text:style-name="T1"><presentation:date-time/></text:span></text:p>
        </draw:text-box>
      </draw:frame>
      <draw:frame presentation:style-name="pr3" draw:text-style-name="P13" draw:layer="backgroundobjects" svg:width="8.872cm" svg:height="1.448cm" svg:x="1.124cm" svg:y="17.056cm" presentation:class="footer">
        <draw:text-box>
          <text:p text:style-name="P13"><text:span text:style-name="T1"><presentation:footer/></text:span></text:p>
        </draw:text-box>
      </draw:frame>
      <draw:frame presentation:style-name="pr3" draw:text-style-name="P2" draw:layer="backgroundobjects" svg:width="3.809cm" svg:height="0.948cm" svg:x="0cm" svg:y="19.69cm" presentation:class="page-number">
        <draw:text-box>
          <text:p text:style-name="P13"><text:span text:style-name="T2">- </text:span><text:span text:style-name="T2"><text:page-number>&lt;número&gt;</text:page-number></text:span><text:span text:style-name="T2"> -</text:span></text:p>
        </draw:text-box>
      </draw:frame>
      <draw:frame draw:style-name="gr3" draw:text-style-name="P14" draw:layer="backgroundobjects" svg:width="2.969cm" svg:height="0.94cm" svg:x="24.991cm" svg:y="20.005cm">
        <draw:image xlink:href="Pictures/10000201000000BC0000003C253EE3F6.png" xlink:type="simple" xlink:show="embed" xlink:actuate="onLoad">
          <text:p text:style-name="P3"/>
        </draw:image>
      </draw:frame>
      <draw:line presentation:style-name="pr4" draw:text-style-name="P14" draw:layer="backgroundobjects" svg:x1="0.584cm" svg:y1="3.21cm" svg:x2="27.305cm" svg:y2="3.21cm">
        <text:p text:style-name="P3"/>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style:master-page style:name="Predeterminado1" style:page-layout-name="PM1" draw:style-name="dp1">
      <draw:frame presentation:style-name="pr7" draw:text-style-name="P3" draw:layer="backgroundobjects" svg:width="25.191cm" svg:height="3.507cm" svg:x="1.399cm" svg:y="0.837cm" presentation:class="title">
        <draw:text-box>
          <text:p text:style-name="P3">Pulse para editar el formato del texto de título</text:p>
        </draw:text-box>
      </draw:frame>
      <draw:frame presentation:style-name="pr8" draw:text-style-name="P4" draw:layer="backgroundobjects" svg:width="25.191cm" svg:height="13.863cm" svg:x="1.399cm" svg:y="4.91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 draw:layer="backgroundobjects" svg:width="6.521cm" svg:height="1.448cm" svg:x="1.399cm" svg:y="19.136cm" presentation:class="date-time">
        <draw:text-box>
          <text:p text:style-name="P1"><text:span text:style-name="T1"><presentation:date-time/></text:span></text:p>
        </draw:text-box>
      </draw:frame>
      <draw:frame presentation:style-name="pr9" draw:text-style-name="P13" draw:layer="backgroundobjects" svg:width="8.872cm" svg:height="1.448cm" svg:x="9.572cm" svg:y="19.136cm" presentation:class="footer">
        <draw:text-box>
          <text:p text:style-name="P13"><text:span text:style-name="T1"><presentation:footer/></text:span></text:p>
        </draw:text-box>
      </draw:frame>
      <draw:frame presentation:style-name="pr9" draw:text-style-name="P2" draw:layer="backgroundobjects" svg:width="6.521cm" svg:height="1.448cm" svg:x="20.068cm" svg:y="19.136cm" presentation:class="page-number">
        <draw:text-box>
          <text:p text:style-name="P2"><text:span text:style-name="T1"><text:page-number>&lt;número&gt;</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pr10" draw:text-style-name="P1" draw:layer="backgroundobjects" svg:width="9.112cm" svg:height="1.484cm" svg:x="0cm" svg:y="0cm" presentation:class="header">
          <draw:text-box>
            <text:p text:style-name="P1"><text:span text:style-name="T1"><presentation:header/></text:span></text:p>
          </draw:text-box>
        </draw:frame>
        <draw:frame presentation:style-name="pr10" draw:text-style-name="P2" draw:layer="backgroundobjects" svg:width="9.112cm" svg:height="1.484cm" svg:x="11.887cm" svg:y="0cm" presentation:class="date-time">
          <draw:text-box>
            <text:p text:style-name="P2"><text:span text:style-name="T1"><presentation:date-time/></text:span></text:p>
          </draw:text-box>
        </draw:frame>
        <draw:frame presentation:style-name="pr11" draw:text-style-name="P1" draw:layer="backgroundobjects" svg:width="9.112cm" svg:height="1.484cm" svg:x="0cm" svg:y="28.215cm" presentation:class="footer">
          <draw:text-box>
            <text:p text:style-name="P1"><text:span text:style-name="T1"><presentation:footer/></text:span></text:p>
          </draw:text-box>
        </draw:frame>
        <draw:frame presentation:style-name="pr11"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creation-date>2006-11-06T10:24:51</meta:creation-date>
    <dc:creator>Sebastián Marconi</dc:creator>
    <dc:date>2007-10-04T16:49:29</dc:date>
    <meta:print-date>2006-11-08T11:27:42</meta:print-date>
    <dc:language>es-AR</dc:language>
    <meta:editing-cycles>217</meta:editing-cycles>
    <meta:editing-duration>P1DT6H35M26S</meta:editing-duration>
    <meta:user-defined meta:name="Info 1"/>
    <meta:user-defined meta:name="Info 2"/>
    <meta:user-defined meta:name="Info 3"/>
    <meta:user-defined meta:name="Info 4"/>
    <meta:document-statistic meta:object-count="199"/>
  </office:meta>
</office:document-meta>
</file>